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8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0" style:family="graphic" style:parent-style-name="objectwithoutfill">
      <style:graphic-properties draw:marker-end="Puntas_20_de_20_flecha_20_5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1cm" loext:decorative="false"/>
    </style:style>
    <style:style style:name="gr12" style:family="graphic" style:parent-style-name="objectwithoutfill">
      <style:graphic-properties draw:marker-end="Puntas_20_de_20_flecha_20_6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Puntas_20_de_20_flecha_20_7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ff0000" draw:marker-end="Puntas_20_de_20_flecha_20_8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ff0000" draw:marker-end="Puntas_20_de_20_flecha_20_9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21" style:family="graphic" style:parent-style-name="objectwithoutfill">
      <style:graphic-properties svg:stroke-color="#ff0000" draw:marker-end="Puntas_20_de_20_flecha_20_10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3465a4" draw:marker-end="Puntas_20_de_20_flecha_20_11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3465a4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7" style:family="graphic" style:parent-style-name="objectwithoutfill">
      <style:graphic-properties draw:marker-end="Puntas_20_de_20_flecha_20_12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Puntas_20_de_20_flecha_20_13" draw:marker-end-width="0.3cm" draw:fill="none" draw:textarea-vertical-align="middle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0.75cm" loext:decorative="false"/>
    </style:style>
    <style:style style:name="gr30" style:family="graphic" style:parent-style-name="objectwithoutfill">
      <style:graphic-properties draw:marker-end="Puntas_20_de_20_flecha_20_14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Puntas_20_de_20_flecha_20_15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Puntas_20_de_20_flecha_20_16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34" style:family="graphic" style:parent-style-name="objectwithoutfill">
      <style:graphic-properties svg:stroke-color="#ff0000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36" style:family="graphic" style:parent-style-name="objectwithoutfill">
      <style:graphic-properties svg:stroke-color="#ff0000" draw:marker-end="Puntas_20_de_20_flecha_20_18" draw:marker-end-width="0.3cm" draw:fill="none" draw:textarea-vertical-align="middle" loext:decorative="false"/>
    </style:style>
    <style:style style:name="gr37" style:family="graphic" style:parent-style-name="objectwithoutfill">
      <style:graphic-properties svg:stroke-color="#ff0000" draw:marker-end="Puntas_20_de_20_flecha_20_19" draw:marker-end-width="0.3cm" draw:fill="none" draw:textarea-vertical-align="middle" loext:decorative="false"/>
    </style:style>
    <style:style style:name="gr38" style:family="graphic" style:parent-style-name="standard">
      <style:graphic-properties svg:stroke-color="#ff0000" draw:textarea-horizontal-align="justify" draw:textarea-vertical-align="middle" draw:auto-grow-height="false" fo:min-height="0.75cm" fo:min-width="1.25cm" loext:decorative="false"/>
    </style:style>
    <style:style style:name="gr39" style:family="graphic" style:parent-style-name="objectwithoutfill">
      <style:graphic-properties svg:stroke-color="#ff0000" draw:marker-end="Puntas_20_de_20_flecha_20_20" draw:marker-end-width="0.3cm" draw:fill="none" draw:textarea-vertical-align="middle" loext:decorative="false"/>
    </style:style>
    <style:style style:name="gr40" style:family="graphic" style:parent-style-name="objectwithoutfill">
      <style:graphic-properties svg:stroke-color="#ff0000" draw:marker-end="Puntas_20_de_20_flecha_20_21" draw:marker-end-width="0.3cm" draw:fill="none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0.962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812cm" fo:min-width="1.092cm" loext:decorative="false"/>
    </style:style>
    <style:style style:name="gr44" style:family="graphic" style:parent-style-name="standard">
      <style:graphic-properties draw:textarea-horizontal-align="justify" draw:textarea-vertical-align="middle" draw:auto-grow-height="false" fo:min-height="0.988cm" fo:min-width="0.738cm" loext:decorative="false"/>
    </style:style>
    <style:style style:name="gr45" style:family="graphic" style:parent-style-name="standard">
      <style:graphic-properties draw:textarea-horizontal-align="justify" draw:textarea-vertical-align="middle" draw:auto-grow-height="false" fo:min-height="0.988cm" fo:min-width="0.914cm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" style:font-name-asian="Liberation Serif" style:font-name-complex="Liberation Serif"/>
    </style:style>
    <style:style style:name="T7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8" style:family="text">
      <style:text-properties style:font-name="Liberation Sans" fo:font-weight="normal" style:font-name-asian="Liberation Serif" style:font-weight-asian="normal" style:font-name-complex="Liberation Serif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ath draw:style-name="gr1" draw:text-style-name="P1" draw:layer="layout" svg:width="1.355cm" svg:height="1.158cm" svg:x="1.402cm" svg:y="2.249cm" svg:viewBox="0 0 1356 1159" svg:d="M1032 0c-233 276-1425-279-714 476 300 319 1116-145 1032 344-80 464-936 394-1350 133h159">
          <text:p/>
        </draw:path>
        <draw:path draw:style-name="gr1" draw:text-style-name="P1" draw:layer="layout" svg:width="0.981cm" svg:height="0.849cm" svg:x="2.765cm" svg:y="2.302cm" svg:viewBox="0 0 982 850" svg:d="M119 0c97 352-555 896 450 847 796-39 290-967-265-371l-264-26">
          <text:p/>
        </draw:path>
        <draw:line draw:style-name="gr2" draw:text-style-name="P1" draw:layer="layout" svg:x1="4cm" svg:y1="2.75cm" svg:x2="5.5cm" svg:y2="2.75cm">
          <text:p/>
        </draw:line>
        <draw:frame draw:style-name="gr3" draw:text-style-name="P2" draw:layer="layout" svg:width="1.75cm" svg:height="1cm" svg:x="5.5cm" svg:y="2.25cm">
          <draw:text-box>
            <text:p>First </text:p>
          </draw:text-box>
        </draw:frame>
        <draw:line draw:style-name="gr4" draw:text-style-name="P1" draw:layer="layout" svg:x1="7.25cm" svg:y1="2.75cm" svg:x2="9cm" svg:y2="2.75cm">
          <text:p/>
        </draw:line>
        <draw:line draw:style-name="gr5" draw:text-style-name="P1" draw:layer="layout" svg:x1="12cm" svg:y1="2.75cm" svg:x2="9.5cm" svg:y2="2.75cm">
          <text:p/>
        </draw:line>
        <draw:frame draw:style-name="gr6" draw:text-style-name="P2" draw:layer="layout" svg:width="2.5cm" svg:height="0.962cm" svg:x="12.25cm" svg:y="2.25cm">
          <draw:text-box>
            <text:p>Last </text:p>
          </draw:text-box>
        </draw:frame>
        <draw:frame draw:style-name="gr7" draw:text-style-name="P2" draw:layer="layout" svg:width="4.5cm" svg:height="1.5cm" svg:x="2cm" svg:y="4.25cm">
          <draw:text-box>
            <text:p>Word = HOLA</text:p>
          </draw:text-box>
        </draw:frame>
        <draw:path draw:style-name="gr1" draw:text-style-name="P1" draw:layer="layout" svg:width="1.501cm" svg:height="1.79cm" draw:transform="rotate (-3.14159265358979) translate (3.00704897031228cm 7.41256971780513cm)" svg:viewBox="0 0 1502 1791" svg:d="M176 1539c433-98 1389 766 1323-238-36-555-593-690-953-503-450 232-694-544-449-688 324-191 781-112 1137 80">
          <text:p/>
        </draw:path>
        <draw:path draw:style-name="gr1" draw:text-style-name="P1" draw:layer="layout" svg:width="1.265cm" svg:height="1.848cm" svg:x="3.201cm" svg:y="5.927cm" svg:viewBox="0 0 1266 1849" svg:d="M106 0c29 390-159 2954 80 1296 57-399 636-523 899-317 186 146 368 856-211 767l-397 53h-265-212">
          <text:p/>
        </draw:path>
        <draw:line draw:style-name="gr8" draw:text-style-name="P1" draw:layer="layout" svg:x1="5cm" svg:y1="6.5cm" svg:x2="6.75cm" svg:y2="6.5cm">
          <text:p/>
        </draw:line>
        <draw:frame draw:style-name="gr9" draw:text-style-name="P2" draw:layer="layout" svg:width="2.5cm" svg:height="1.25cm" svg:x="7cm" svg:y="6cm">
          <draw:text-box>
            <text:p>First</text:p>
          </draw:text-box>
        </draw:frame>
        <draw:line draw:style-name="gr10" draw:text-style-name="P1" draw:layer="layout" svg:x1="8.5cm" svg:y1="6.5cm" svg:x2="9.75cm" svg:y2="6.5cm">
          <text:p/>
        </draw:line>
        <draw:custom-shape draw:style-name="gr11" draw:text-style-name="P3" draw:layer="layout" svg:width="1.5cm" svg:height="1cm" svg:x="10.25cm" svg:y="6.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cm" svg:height="0.962cm" svg:x="10.5cm" svg:y="6.25cm">
          <draw:text-box>
            <text:p>H</text:p>
          </draw:text-box>
        </draw:frame>
        <draw:line draw:style-name="gr12" draw:text-style-name="P1" draw:layer="layout" svg:x1="14.25cm" svg:y1="6.5cm" svg:x2="12cm" svg:y2="6.5cm">
          <text:p/>
        </draw:line>
        <draw:frame draw:style-name="gr3" draw:text-style-name="P2" draw:layer="layout" svg:width="2.25cm" svg:height="1cm" svg:x="14.5cm" svg:y="6cm">
          <draw:text-box>
            <text:p>Last</text:p>
          </draw:text-box>
        </draw:frame>
        <draw:frame draw:style-name="gr13" draw:text-style-name="P2" draw:layer="layout" svg:width="16.5cm" svg:height="8.783cm" svg:x="1.75cm" svg:y="8.5cm">
          <draw:text-box>
            <text:p>Este dibujo que vemos aquí representa como funcionaría la función <text:span text:style-name="T1">string_create(). </text:span><text:span text:style-name="T2">Notar que al crear un nuevo sb ambos punteros estan en NULL, pero al agregar el nodo H deberiamos poder entender que se seguiran agregando letras por lo que a sb→size = strlen(word).</text:span></text:p>
            <text:p><text:span text:style-name="T2">Inmediatamente se debería crear un nodo que este apuntado por ambos punteros del sb denominado </text:span><text:span text:style-name="T1">first node</text:span><text:span text:style-name="T2">, para luego recorrer desde la posición siguiente hasta la cantidad de caracteres de la misma palabra creando nodos y asignandolos al siguiente del nodo antes creado, de la siguiente manera:</text:span></text:p>
          </draw:text-box>
        </draw:frame>
        <draw:path draw:style-name="gr1" draw:text-style-name="P1" draw:layer="layout" svg:width="1.501cm" svg:height="1.79cm" draw:transform="rotate (-3.14159265358979) translate (3.50204897031228cm 19.8865697178051cm)" svg:viewBox="0 0 1502 1791" svg:d="M176 1539c433-98 1389 766 1323-238-36-555-593-690-953-503-450 232-694-544-449-688 324-191 781-112 1137 80">
          <text:p/>
        </draw:path>
        <draw:path draw:style-name="gr1" draw:text-style-name="P1" draw:layer="layout" svg:width="1.265cm" svg:height="1.848cm" svg:x="3.696cm" svg:y="18.401cm" svg:viewBox="0 0 1266 1849" svg:d="M106 0c29 390-159 2954 80 1296 57-399 636-523 899-317 186 146 368 856-211 767l-397 53h-265-212">
          <text:p/>
        </draw:path>
        <draw:line draw:style-name="gr8" draw:text-style-name="P1" draw:layer="layout" svg:x1="5.495cm" svg:y1="18.974cm" svg:x2="7.245cm" svg:y2="18.974cm">
          <text:p/>
        </draw:line>
        <draw:frame draw:style-name="gr9" draw:text-style-name="P2" draw:layer="layout" svg:width="2.5cm" svg:height="1.25cm" svg:x="7.495cm" svg:y="18.474cm">
          <draw:text-box>
            <text:p>First</text:p>
          </draw:text-box>
        </draw:frame>
        <draw:line draw:style-name="gr10" draw:text-style-name="P1" draw:layer="layout" svg:x1="8.995cm" svg:y1="18.974cm" svg:x2="10.245cm" svg:y2="18.974cm">
          <text:p/>
        </draw:line>
        <draw:custom-shape draw:style-name="gr11" draw:text-style-name="P3" draw:layer="layout" svg:width="1.5cm" svg:height="1cm" svg:x="10.745cm" svg:y="18.72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cm" svg:height="0.962cm" svg:x="10.995cm" svg:y="18.724cm">
          <draw:text-box>
            <text:p>H</text:p>
          </draw:text-box>
        </draw:frame>
        <draw:frame draw:style-name="gr14" draw:text-style-name="P2" draw:layer="layout" svg:width="3cm" svg:height="1.673cm" svg:x="2cm" svg:y="20.75cm">
          <draw:text-box>
            <text:p>Node =</text:p>
          </draw:text-box>
        </draw:frame>
        <draw:custom-shape draw:style-name="gr15" draw:text-style-name="P4" draw:layer="layout" svg:width="1.5cm" svg:height="1.25cm" svg:x="4.5cm" svg:y="21cm">
          <text:p text:style-name="P3">O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4.25cm" svg:y1="19.25cm" svg:x2="12.5cm" svg:y2="19.25cm">
          <text:p/>
        </draw:line>
        <draw:frame draw:style-name="gr9" draw:text-style-name="P2" draw:layer="layout" svg:width="2.25cm" svg:height="1.25cm" svg:x="14.25cm" svg:y="18.5cm">
          <draw:text-box>
            <text:p>Last</text:p>
          </draw:text-box>
        </draw:frame>
        <draw:line draw:style-name="gr17" draw:text-style-name="P1" draw:layer="layout" svg:x1="6.25cm" svg:y1="21.5cm" svg:x2="12.75cm" svg:y2="19.5cm">
          <text:p/>
        </draw:line>
        <draw:path draw:style-name="gr1" draw:text-style-name="P1" draw:layer="layout" svg:width="1.501cm" svg:height="1.79cm" draw:transform="rotate (-3.14159265358979) translate (3.50204897031228cm 19.8875697178051cm)" svg:viewBox="0 0 1502 1791" svg:d="M176 1539c433-98 1389 766 1323-238-36-555-593-690-953-503-450 232-694-544-449-688 324-191 781-112 1137 80">
          <text:p/>
        </draw:path>
        <draw:path draw:style-name="gr1" draw:text-style-name="P1" draw:layer="layout" svg:width="1.265cm" svg:height="1.848cm" svg:x="3.696cm" svg:y="18.402cm" svg:viewBox="0 0 1266 1849" svg:d="M106 0c29 390-159 2954 80 1296 57-399 636-523 899-317 186 146 368 856-211 767l-397 53h-265-212">
          <text:p/>
        </draw:path>
        <draw:line draw:style-name="gr8" draw:text-style-name="P1" draw:layer="layout" svg:x1="5.495cm" svg:y1="18.975cm" svg:x2="7.245cm" svg:y2="18.975cm">
          <text:p/>
        </draw:line>
        <draw:frame draw:style-name="gr9" draw:text-style-name="P2" draw:layer="layout" svg:width="2.5cm" svg:height="1.25cm" svg:x="7.495cm" svg:y="18.475cm">
          <draw:text-box>
            <text:p>First</text:p>
          </draw:text-box>
        </draw:frame>
        <draw:line draw:style-name="gr10" draw:text-style-name="P1" draw:layer="layout" svg:x1="8.995cm" svg:y1="18.975cm" svg:x2="10.245cm" svg:y2="18.975cm">
          <text:p/>
        </draw:line>
        <draw:custom-shape draw:style-name="gr11" draw:text-style-name="P3" draw:layer="layout" svg:width="1.5cm" svg:height="1cm" svg:x="10.745cm" svg:y="18.7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cm" svg:height="0.962cm" svg:x="10.995cm" svg:y="18.725cm">
          <draw:text-box>
            <text:p>H</text:p>
          </draw:text-box>
        </draw:frame>
        <draw:line draw:style-name="gr16" draw:text-style-name="P1" draw:layer="layout" svg:x1="14.25cm" svg:y1="19.251cm" svg:x2="12.5cm" svg:y2="19.251cm">
          <text:p/>
        </draw:line>
        <draw:path draw:style-name="gr1" draw:text-style-name="P1" draw:layer="layout" svg:width="1.501cm" svg:height="1.79cm" draw:transform="rotate (-3.14159265358979) translate (3.50204897031228cm 25.2915697178051cm)" svg:viewBox="0 0 1502 1791" svg:d="M176 1539c433-98 1389 766 1323-238-36-555-593-690-953-503-450 232-694-544-449-688 324-191 781-112 1137 80">
          <text:p/>
        </draw:path>
        <draw:path draw:style-name="gr1" draw:text-style-name="P1" draw:layer="layout" svg:width="1.265cm" svg:height="1.848cm" svg:x="3.696cm" svg:y="23.806cm" svg:viewBox="0 0 1266 1849" svg:d="M106 0c29 390-159 2954 80 1296 57-399 636-523 899-317 186 146 368 856-211 767l-397 53h-265-212">
          <text:p/>
        </draw:path>
        <draw:line draw:style-name="gr8" draw:text-style-name="P1" draw:layer="layout" svg:x1="5.495cm" svg:y1="24.379cm" svg:x2="7.245cm" svg:y2="24.379cm">
          <text:p/>
        </draw:line>
        <draw:frame draw:style-name="gr9" draw:text-style-name="P2" draw:layer="layout" svg:width="2.5cm" svg:height="1.25cm" svg:x="7.495cm" svg:y="23.879cm">
          <draw:text-box>
            <text:p>First</text:p>
          </draw:text-box>
        </draw:frame>
        <draw:line draw:style-name="gr10" draw:text-style-name="P1" draw:layer="layout" svg:x1="8.995cm" svg:y1="24.379cm" svg:x2="10.245cm" svg:y2="24.379cm">
          <text:p/>
        </draw:line>
        <draw:custom-shape draw:style-name="gr11" draw:text-style-name="P3" draw:layer="layout" svg:width="1.5cm" svg:height="1cm" svg:x="10.745cm" svg:y="24.12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cm" svg:height="0.962cm" svg:x="10.995cm" svg:y="24.129cm">
          <draw:text-box>
            <text:p>H</text:p>
          </draw:text-box>
        </draw:frame>
        <draw:frame draw:style-name="gr9" draw:text-style-name="P2" draw:layer="layout" svg:width="2.25cm" svg:height="1.25cm" svg:x="16.25cm" svg:y="24cm">
          <draw:text-box>
            <text:p>Last</text:p>
          </draw:text-box>
        </draw:frame>
        <draw:path draw:style-name="gr1" draw:text-style-name="P1" draw:layer="layout" svg:width="1.501cm" svg:height="1.79cm" draw:transform="rotate (-3.14159265358979) translate (3.50204897031228cm 25.2925697178051cm)" svg:viewBox="0 0 1502 1791" svg:d="M176 1539c433-98 1389 766 1323-238-36-555-593-690-953-503-450 232-694-544-449-688 324-191 781-112 1137 80">
          <text:p/>
        </draw:path>
        <draw:path draw:style-name="gr1" draw:text-style-name="P1" draw:layer="layout" svg:width="1.265cm" svg:height="1.848cm" svg:x="3.696cm" svg:y="23.807cm" svg:viewBox="0 0 1266 1849" svg:d="M106 0c29 390-159 2954 80 1296 57-399 636-523 899-317 186 146 368 856-211 767l-397 53h-265-212">
          <text:p/>
        </draw:path>
        <draw:line draw:style-name="gr8" draw:text-style-name="P1" draw:layer="layout" svg:x1="5.495cm" svg:y1="24.38cm" svg:x2="7.245cm" svg:y2="24.38cm">
          <text:p/>
        </draw:line>
        <draw:frame draw:style-name="gr9" draw:text-style-name="P2" draw:layer="layout" svg:width="2.5cm" svg:height="1.25cm" svg:x="7.495cm" svg:y="23.88cm">
          <draw:text-box>
            <text:p>First</text:p>
          </draw:text-box>
        </draw:frame>
        <draw:line draw:style-name="gr10" draw:text-style-name="P1" draw:layer="layout" svg:x1="8.995cm" svg:y1="24.38cm" svg:x2="10.245cm" svg:y2="24.38cm">
          <text:p/>
        </draw:line>
        <draw:custom-shape draw:style-name="gr11" draw:text-style-name="P3" draw:layer="layout" svg:width="1.5cm" svg:height="1cm" svg:x="10.745cm" svg:y="24.1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cm" svg:height="0.962cm" svg:x="10.995cm" svg:y="24.13cm">
          <draw:text-box>
            <text:p>H</text:p>
          </draw:text-box>
        </draw:frame>
        <draw:line draw:style-name="gr16" draw:text-style-name="P1" draw:layer="layout" svg:x1="16.25cm" svg:y1="24.5cm" svg:x2="14.5cm" svg:y2="24.5cm">
          <text:p/>
        </draw:line>
        <draw:line draw:style-name="gr18" draw:text-style-name="P1" draw:layer="layout" svg:x1="12.5cm" svg:y1="24.5cm" svg:x2="13.25cm" svg:y2="24.5cm">
          <text:p/>
        </draw:line>
        <draw:custom-shape draw:style-name="gr19" draw:text-style-name="P4" draw:layer="layout" svg:width="1cm" svg:height="1cm" svg:x="13.5cm" svg:y="24cm">
          <text:p text:style-name="P3">O</text:p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501cm" svg:height="1.79cm" draw:transform="rotate (-3.14159265358979) translate (3.50204897031228cm 19.8875697178051cm)" svg:viewBox="0 0 1502 1791" svg:d="M176 1539c433-98 1389 766 1323-238-36-555-593-690-953-503-450 232-694-544-449-688 324-191 781-112 1137 80">
          <text:p/>
        </draw:path>
        <draw:path draw:style-name="gr1" draw:text-style-name="P1" draw:layer="layout" svg:width="1.265cm" svg:height="1.848cm" svg:x="3.696cm" svg:y="18.402cm" svg:viewBox="0 0 1266 1849" svg:d="M106 0c29 390-159 2954 80 1296 57-399 636-523 899-317 186 146 368 856-211 767l-397 53h-265-212">
          <text:p/>
        </draw:path>
        <draw:line draw:style-name="gr8" draw:text-style-name="P1" draw:layer="layout" svg:x1="5.495cm" svg:y1="18.975cm" svg:x2="7.245cm" svg:y2="18.975cm">
          <text:p/>
        </draw:line>
        <draw:frame draw:style-name="gr9" draw:text-style-name="P2" draw:layer="layout" svg:width="2.5cm" svg:height="1.25cm" svg:x="7.495cm" svg:y="18.475cm">
          <draw:text-box>
            <text:p>First</text:p>
          </draw:text-box>
        </draw:frame>
        <draw:line draw:style-name="gr10" draw:text-style-name="P1" draw:layer="layout" svg:x1="8.995cm" svg:y1="18.975cm" svg:x2="10.245cm" svg:y2="18.975cm">
          <text:p/>
        </draw:line>
        <draw:custom-shape draw:style-name="gr11" draw:text-style-name="P3" draw:layer="layout" svg:width="1.5cm" svg:height="1cm" svg:x="10.745cm" svg:y="18.7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cm" svg:height="0.962cm" svg:x="10.995cm" svg:y="18.725cm">
          <draw:text-box>
            <text:p>H</text:p>
          </draw:text-box>
        </draw:frame>
        <draw:frame draw:style-name="gr14" draw:text-style-name="P2" draw:layer="layout" svg:width="3cm" svg:height="1.673cm" svg:x="2cm" svg:y="20.751cm">
          <draw:text-box>
            <text:p>Node =</text:p>
          </draw:text-box>
        </draw:frame>
        <draw:custom-shape draw:style-name="gr15" draw:text-style-name="P4" draw:layer="layout" svg:width="1.5cm" svg:height="1.25cm" svg:x="4.5cm" svg:y="21.001cm">
          <text:p text:style-name="P3">O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4.25cm" svg:y1="19.251cm" svg:x2="12.5cm" svg:y2="19.251cm">
          <text:p/>
        </draw:line>
        <draw:frame draw:style-name="gr9" draw:text-style-name="P2" draw:layer="layout" svg:width="2.25cm" svg:height="1.25cm" svg:x="14.25cm" svg:y="18.501cm">
          <draw:text-box>
            <text:p>Last</text:p>
          </draw:text-box>
        </draw:frame>
        <draw:line draw:style-name="gr17" draw:text-style-name="P1" draw:layer="layout" svg:x1="6.25cm" svg:y1="21.501cm" svg:x2="12.75cm" svg:y2="19.501cm">
          <text:p/>
        </draw:line>
        <draw:path draw:style-name="gr1" draw:text-style-name="P1" draw:layer="layout" svg:width="1.501cm" svg:height="1.79cm" draw:transform="rotate (-3.14159265358979) translate (3.50204897031228cm 19.8885697178051cm)" svg:viewBox="0 0 1502 1791" svg:d="M176 1539c433-98 1389 766 1323-238-36-555-593-690-953-503-450 232-694-544-449-688 324-191 781-112 1137 80">
          <text:p/>
        </draw:path>
        <draw:path draw:style-name="gr1" draw:text-style-name="P1" draw:layer="layout" svg:width="1.265cm" svg:height="1.848cm" svg:x="3.696cm" svg:y="18.403cm" svg:viewBox="0 0 1266 1849" svg:d="M106 0c29 390-159 2954 80 1296 57-399 636-523 899-317 186 146 368 856-211 767l-397 53h-265-212">
          <text:p/>
        </draw:path>
        <draw:line draw:style-name="gr8" draw:text-style-name="P1" draw:layer="layout" svg:x1="5.495cm" svg:y1="18.976cm" svg:x2="7.245cm" svg:y2="18.976cm">
          <text:p/>
        </draw:line>
        <draw:frame draw:style-name="gr9" draw:text-style-name="P2" draw:layer="layout" svg:width="2.5cm" svg:height="1.25cm" svg:x="7.495cm" svg:y="18.476cm">
          <draw:text-box>
            <text:p>First</text:p>
          </draw:text-box>
        </draw:frame>
        <draw:line draw:style-name="gr10" draw:text-style-name="P1" draw:layer="layout" svg:x1="8.995cm" svg:y1="18.976cm" svg:x2="10.245cm" svg:y2="18.976cm">
          <text:p/>
        </draw:line>
        <draw:custom-shape draw:style-name="gr11" draw:text-style-name="P3" draw:layer="layout" svg:width="1.5cm" svg:height="1cm" svg:x="10.745cm" svg:y="18.72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cm" svg:height="0.962cm" svg:x="10.995cm" svg:y="18.726cm">
          <draw:text-box>
            <text:p>H</text:p>
          </draw:text-box>
        </draw:frame>
        <draw:line draw:style-name="gr16" draw:text-style-name="P1" draw:layer="layout" svg:x1="14.25cm" svg:y1="19.252cm" svg:x2="12.5cm" svg:y2="19.252cm">
          <text:p/>
        </draw:line>
        <draw:path draw:style-name="gr1" draw:text-style-name="P1" draw:layer="layout" svg:width="1.501cm" svg:height="1.79cm" draw:transform="rotate (-3.14159265358979) translate (3.50204897031228cm 25.2925697178051cm)" svg:viewBox="0 0 1502 1791" svg:d="M176 1539c433-98 1389 766 1323-238-36-555-593-690-953-503-450 232-694-544-449-688 324-191 781-112 1137 80">
          <text:p/>
        </draw:path>
        <draw:path draw:style-name="gr1" draw:text-style-name="P1" draw:layer="layout" svg:width="1.265cm" svg:height="1.848cm" svg:x="3.696cm" svg:y="23.807cm" svg:viewBox="0 0 1266 1849" svg:d="M106 0c29 390-159 2954 80 1296 57-399 636-523 899-317 186 146 368 856-211 767l-397 53h-265-212">
          <text:p/>
        </draw:path>
        <draw:line draw:style-name="gr8" draw:text-style-name="P1" draw:layer="layout" svg:x1="5.495cm" svg:y1="24.38cm" svg:x2="7.245cm" svg:y2="24.38cm">
          <text:p/>
        </draw:line>
        <draw:frame draw:style-name="gr9" draw:text-style-name="P2" draw:layer="layout" svg:width="2.5cm" svg:height="1.25cm" svg:x="7.495cm" svg:y="23.88cm">
          <draw:text-box>
            <text:p>First</text:p>
          </draw:text-box>
        </draw:frame>
        <draw:line draw:style-name="gr10" draw:text-style-name="P1" draw:layer="layout" svg:x1="8.995cm" svg:y1="24.38cm" svg:x2="10.245cm" svg:y2="24.38cm">
          <text:p/>
        </draw:line>
        <draw:custom-shape draw:style-name="gr11" draw:text-style-name="P3" draw:layer="layout" svg:width="1.5cm" svg:height="1cm" svg:x="10.745cm" svg:y="24.1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cm" svg:height="0.962cm" svg:x="10.995cm" svg:y="24.13cm">
          <draw:text-box>
            <text:p>H</text:p>
          </draw:text-box>
        </draw:frame>
        <draw:path draw:style-name="gr1" draw:text-style-name="P1" draw:layer="layout" svg:width="1.501cm" svg:height="1.79cm" draw:transform="rotate (-3.14159265358979) translate (3.50204897031228cm 25.2935697178051cm)" svg:viewBox="0 0 1502 1791" svg:d="M176 1539c433-98 1389 766 1323-238-36-555-593-690-953-503-450 232-694-544-449-688 324-191 781-112 1137 80">
          <text:p/>
        </draw:path>
        <draw:path draw:style-name="gr1" draw:text-style-name="P1" draw:layer="layout" svg:width="1.265cm" svg:height="1.848cm" svg:x="3.696cm" svg:y="23.808cm" svg:viewBox="0 0 1266 1849" svg:d="M106 0c29 390-159 2954 80 1296 57-399 636-523 899-317 186 146 368 856-211 767l-397 53h-265-212">
          <text:p/>
        </draw:path>
        <draw:line draw:style-name="gr8" draw:text-style-name="P1" draw:layer="layout" svg:x1="5.495cm" svg:y1="24.381cm" svg:x2="7.245cm" svg:y2="24.381cm">
          <text:p/>
        </draw:line>
        <draw:frame draw:style-name="gr9" draw:text-style-name="P2" draw:layer="layout" svg:width="2.5cm" svg:height="1.25cm" svg:x="7.495cm" svg:y="23.881cm">
          <draw:text-box>
            <text:p>First</text:p>
          </draw:text-box>
        </draw:frame>
        <draw:line draw:style-name="gr10" draw:text-style-name="P1" draw:layer="layout" svg:x1="8.995cm" svg:y1="24.381cm" svg:x2="10.245cm" svg:y2="24.381cm">
          <text:p/>
        </draw:line>
        <draw:custom-shape draw:style-name="gr11" draw:text-style-name="P3" draw:layer="layout" svg:width="1.5cm" svg:height="1cm" svg:x="10.745cm" svg:y="24.13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cm" svg:height="0.962cm" svg:x="10.995cm" svg:y="24.131cm">
          <draw:text-box>
            <text:p>H</text:p>
          </draw:text-box>
        </draw:frame>
        <draw:line draw:style-name="gr16" draw:text-style-name="P1" draw:layer="layout" svg:x1="16.25cm" svg:y1="24.501cm" svg:x2="14.5cm" svg:y2="24.501cm">
          <text:p/>
        </draw:line>
        <draw:line draw:style-name="gr18" draw:text-style-name="P1" draw:layer="layout" svg:x1="12.5cm" svg:y1="24.501cm" svg:x2="13.25cm" svg:y2="24.501cm">
          <text:p/>
        </draw:line>
        <draw:custom-shape draw:style-name="gr19" draw:text-style-name="P4" draw:layer="layout" svg:width="1cm" svg:height="1cm" svg:x="13.5cm" svg:y="24.001cm">
          <text:p text:style-name="P3">O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frame draw:style-name="gr20" draw:text-style-name="P2" draw:layer="layout" svg:width="18.25cm" svg:height="3.25cm" svg:x="1.25cm" svg:y="1.5cm">
          <draw:text-box>
            <text:p>Para desarrollar la función <text:span text:style-name="T1">stringbuffer_append() </text:span><text:span text:style-name="T2">es necesario ver que deberiamos mover el puntero de first hasta llegar al ultimo nodo, para luego al siguiente carácter agregarlo entre ese nodo y el puntero de last. Esto puede verse como: </text:span></text:p>
          </draw:text-box>
        </draw:frame>
        <draw:path draw:style-name="gr1" draw:text-style-name="P1" draw:layer="layout" svg:width="1.501cm" svg:height="1.79cm" draw:transform="rotate (-3.14159265358979) translate (3.25204897031228cm 6.79156971780513cm)" svg:viewBox="0 0 1502 1791" svg:d="M176 1539c433-98 1389 766 1323-238-36-555-593-690-953-503-450 232-694-544-449-688 324-191 781-112 1137 80">
          <text:p/>
        </draw:path>
        <draw:path draw:style-name="gr1" draw:text-style-name="P1" draw:layer="layout" svg:width="1.265cm" svg:height="1.848cm" svg:x="3.446cm" svg:y="5.306cm" svg:viewBox="0 0 1266 1849" svg:d="M106 0c29 390-159 2954 80 1296 57-399 636-523 899-317 186 146 368 856-211 767l-397 53h-265-212">
          <text:p/>
        </draw:path>
        <draw:line draw:style-name="gr8" draw:text-style-name="P1" draw:layer="layout" svg:x1="5.245cm" svg:y1="5.879cm" svg:x2="6.995cm" svg:y2="5.879cm">
          <text:p/>
        </draw:line>
        <draw:frame draw:style-name="gr9" draw:text-style-name="P2" draw:layer="layout" svg:width="2.5cm" svg:height="1.25cm" svg:x="7.245cm" svg:y="5.379cm">
          <draw:text-box>
            <text:p>First</text:p>
          </draw:text-box>
        </draw:frame>
        <draw:line draw:style-name="gr10" draw:text-style-name="P1" draw:layer="layout" svg:x1="8.745cm" svg:y1="5.879cm" svg:x2="9.995cm" svg:y2="5.879cm">
          <text:p/>
        </draw:line>
        <draw:custom-shape draw:style-name="gr11" draw:text-style-name="P3" draw:layer="layout" svg:width="1.5cm" svg:height="1cm" svg:x="10.495cm" svg:y="5.62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cm" svg:height="0.962cm" svg:x="10.745cm" svg:y="5.629cm">
          <draw:text-box>
            <text:p>H</text:p>
          </draw:text-box>
        </draw:frame>
        <draw:frame draw:style-name="gr14" draw:text-style-name="P2" draw:layer="layout" svg:width="3cm" svg:height="1.673cm" svg:x="1.75cm" svg:y="7.655cm">
          <draw:text-box>
            <text:p>Node =</text:p>
          </draw:text-box>
        </draw:frame>
        <draw:custom-shape draw:style-name="gr15" draw:text-style-name="P4" draw:layer="layout" svg:width="1.5cm" svg:height="1.25cm" svg:x="4.25cm" svg:y="7.905cm">
          <text:p text:style-name="P3">O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4cm" svg:y1="6.155cm" svg:x2="12.25cm" svg:y2="6.155cm">
          <text:p/>
        </draw:line>
        <draw:frame draw:style-name="gr9" draw:text-style-name="P2" draw:layer="layout" svg:width="2.25cm" svg:height="1.25cm" svg:x="14cm" svg:y="5.405cm">
          <draw:text-box>
            <text:p>Last</text:p>
          </draw:text-box>
        </draw:frame>
        <draw:line draw:style-name="gr17" draw:text-style-name="P1" draw:layer="layout" svg:x1="6cm" svg:y1="8.405cm" svg:x2="12.5cm" svg:y2="6.405cm">
          <text:p/>
        </draw:line>
        <draw:path draw:style-name="gr1" draw:text-style-name="P1" draw:layer="layout" svg:width="1.501cm" svg:height="1.79cm" draw:transform="rotate (-3.14159265358979) translate (3.25204897031228cm 6.79256971780513cm)" svg:viewBox="0 0 1502 1791" svg:d="M176 1539c433-98 1389 766 1323-238-36-555-593-690-953-503-450 232-694-544-449-688 324-191 781-112 1137 80">
          <text:p/>
        </draw:path>
        <draw:path draw:style-name="gr1" draw:text-style-name="P1" draw:layer="layout" svg:width="1.265cm" svg:height="1.848cm" svg:x="3.446cm" svg:y="5.307cm" svg:viewBox="0 0 1266 1849" svg:d="M106 0c29 390-159 2954 80 1296 57-399 636-523 899-317 186 146 368 856-211 767l-397 53h-265-212">
          <text:p/>
        </draw:path>
        <draw:line draw:style-name="gr8" draw:text-style-name="P1" draw:layer="layout" svg:x1="5.245cm" svg:y1="5.88cm" svg:x2="6.995cm" svg:y2="5.88cm">
          <text:p/>
        </draw:line>
        <draw:frame draw:style-name="gr9" draw:text-style-name="P2" draw:layer="layout" svg:width="2.5cm" svg:height="1.25cm" svg:x="7.245cm" svg:y="5.38cm">
          <draw:text-box>
            <text:p>First</text:p>
          </draw:text-box>
        </draw:frame>
        <draw:line draw:style-name="gr10" draw:text-style-name="P1" draw:layer="layout" svg:x1="8.745cm" svg:y1="5.88cm" svg:x2="9.995cm" svg:y2="5.88cm">
          <text:p/>
        </draw:line>
        <draw:custom-shape draw:style-name="gr11" draw:text-style-name="P3" draw:layer="layout" svg:width="1.5cm" svg:height="1cm" svg:x="10.495cm" svg:y="5.6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cm" svg:height="0.962cm" svg:x="10.745cm" svg:y="5.63cm">
          <draw:text-box>
            <text:p>H</text:p>
          </draw:text-box>
        </draw:frame>
        <draw:line draw:style-name="gr16" draw:text-style-name="P1" draw:layer="layout" svg:x1="14cm" svg:y1="6.156cm" svg:x2="12.25cm" svg:y2="6.156cm">
          <text:p/>
        </draw:line>
        <draw:path draw:style-name="gr1" draw:text-style-name="P1" draw:layer="layout" svg:width="1.501cm" svg:height="1.79cm" draw:transform="rotate (-3.14159265358979) translate (3.25204897031228cm 12.1965697178051cm)" svg:viewBox="0 0 1502 1791" svg:d="M176 1539c433-98 1389 766 1323-238-36-555-593-690-953-503-450 232-694-544-449-688 324-191 781-112 1137 80">
          <text:p/>
        </draw:path>
        <draw:path draw:style-name="gr1" draw:text-style-name="P1" draw:layer="layout" svg:width="1.265cm" svg:height="1.848cm" svg:x="3.446cm" svg:y="10.711cm" svg:viewBox="0 0 1266 1849" svg:d="M106 0c29 390-159 2954 80 1296 57-399 636-523 899-317 186 146 368 856-211 767l-397 53h-265-212">
          <text:p/>
        </draw:path>
        <draw:line draw:style-name="gr8" draw:text-style-name="P1" draw:layer="layout" svg:x1="5.245cm" svg:y1="11.284cm" svg:x2="6.995cm" svg:y2="11.284cm">
          <text:p/>
        </draw:line>
        <draw:frame draw:style-name="gr9" draw:text-style-name="P2" draw:layer="layout" svg:width="2.5cm" svg:height="1.25cm" svg:x="7.245cm" svg:y="10.784cm">
          <draw:text-box>
            <text:p>First</text:p>
          </draw:text-box>
        </draw:frame>
        <draw:line draw:style-name="gr10" draw:text-style-name="P1" draw:layer="layout" svg:x1="8.745cm" svg:y1="11.284cm" svg:x2="9.995cm" svg:y2="11.284cm">
          <text:p/>
        </draw:line>
        <draw:custom-shape draw:style-name="gr11" draw:text-style-name="P3" draw:layer="layout" svg:width="1.5cm" svg:height="1cm" svg:x="10.495cm" svg:y="11.03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cm" svg:height="0.962cm" svg:x="10.745cm" svg:y="11.034cm">
          <draw:text-box>
            <text:p>H</text:p>
          </draw:text-box>
        </draw:frame>
        <draw:path draw:style-name="gr1" draw:text-style-name="P1" draw:layer="layout" svg:width="1.501cm" svg:height="1.79cm" draw:transform="rotate (-3.14159265358979) translate (3.25204897031228cm 12.1975697178051cm)" svg:viewBox="0 0 1502 1791" svg:d="M176 1539c433-98 1389 766 1323-238-36-555-593-690-953-503-450 232-694-544-449-688 324-191 781-112 1137 80">
          <text:p/>
        </draw:path>
        <draw:path draw:style-name="gr1" draw:text-style-name="P1" draw:layer="layout" svg:width="1.265cm" svg:height="1.848cm" svg:x="3.446cm" svg:y="10.712cm" svg:viewBox="0 0 1266 1849" svg:d="M106 0c29 390-159 2954 80 1296 57-399 636-523 899-317 186 146 368 856-211 767l-397 53h-265-212">
          <text:p/>
        </draw:path>
        <draw:line draw:style-name="gr8" draw:text-style-name="P1" draw:layer="layout" svg:x1="5.245cm" svg:y1="11.285cm" svg:x2="6.995cm" svg:y2="11.285cm">
          <text:p/>
        </draw:line>
        <draw:frame draw:style-name="gr9" draw:text-style-name="P2" draw:layer="layout" svg:width="2.5cm" svg:height="1.25cm" svg:x="7.245cm" svg:y="10.785cm">
          <draw:text-box>
            <text:p>First</text:p>
          </draw:text-box>
        </draw:frame>
        <draw:line draw:style-name="gr10" draw:text-style-name="P1" draw:layer="layout" svg:x1="8.745cm" svg:y1="11.285cm" svg:x2="9.995cm" svg:y2="11.285cm">
          <text:p/>
        </draw:line>
        <draw:custom-shape draw:style-name="gr11" draw:text-style-name="P3" draw:layer="layout" svg:width="1.5cm" svg:height="1cm" svg:x="10.495cm" svg:y="11.03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cm" svg:height="0.962cm" svg:x="10.745cm" svg:y="11.035cm">
          <draw:text-box>
            <text:p>H</text:p>
          </draw:text-box>
        </draw:frame>
        <draw:line draw:style-name="gr18" draw:text-style-name="P1" draw:layer="layout" svg:x1="12.25cm" svg:y1="11.405cm" svg:x2="13cm" svg:y2="11.405cm">
          <text:p/>
        </draw:line>
        <draw:custom-shape draw:style-name="gr19" draw:text-style-name="P4" draw:layer="layout" svg:width="1cm" svg:height="1cm" svg:x="13.25cm" svg:y="10.905cm">
          <text:p text:style-name="P3">O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4.25cm" svg:y1="11.5cm" svg:x2="15.25cm" svg:y2="11.5cm">
          <text:p/>
        </draw:line>
        <draw:custom-shape draw:style-name="gr15" draw:text-style-name="P4" draw:layer="layout" svg:width="1.5cm" svg:height="1.25cm" svg:x="15.25cm" svg:y="10.75cm">
          <text:p text:style-name="P3">O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7.5cm" svg:y1="11.25cm" svg:x2="16.75cm" svg:y2="11.25cm">
          <text:p/>
        </draw:line>
        <draw:frame draw:style-name="gr9" draw:text-style-name="P2" draw:layer="layout" svg:width="2cm" svg:height="1.25cm" svg:x="17.5cm" svg:y="10.75cm">
          <draw:text-box>
            <text:p>Last</text:p>
          </draw:text-box>
        </draw:frame>
        <draw:path draw:style-name="gr23" draw:text-style-name="P1" draw:layer="layout" svg:width="2.315cm" svg:height="0.866cm" svg:x="9.261cm" svg:y="10.077cm" svg:viewBox="0 0 2316 867" svg:d="M0 867c82-993 937-783 1539-866 269-37 974 1225 217 601-190-157 889 475 457-289v-120">
          <text:p/>
        </draw:path>
        <draw:path draw:style-name="gr23" draw:text-style-name="P1" draw:layer="layout" svg:width="2.23cm" svg:height="0.745cm" svg:x="11.834cm" svg:y="9.981cm" svg:viewBox="0 0 2231 746" svg:d="M0 746c231-495 801-844 1347-721 316 71 1160 734 794 601-1185-433 321 465 48-337v-72">
          <text:p/>
        </draw:path>
        <draw:frame draw:style-name="gr24" draw:text-style-name="P2" draw:layer="layout" svg:width="17.75cm" svg:height="5.228cm" svg:x="2cm" svg:y="13cm">
          <draw:text-box>
            <text:p>Puede verse como </text:p>
            <text:p text:style-name="P5"><text:span text:style-name="T3"><text:tab/></text:span><text:span text:style-name="T3">nodo_nuevo = </text:span><text:span text:style-name="T4">create_node(c);</text:span></text:p>
            <text:p><text:tab/><text:span text:style-name="T5">while</text:span><text:span text:style-name="T4">(aux != NULL){</text:span></text:p>
            <text:p><text:span text:style-name="T4"><text:tab/></text:span><text:span text:style-name="T4"><text:tab/></text:span><text:span text:style-name="T4">aux = aux→nextchar;</text:span></text:p>
            <text:p><text:span text:style-name="T4"><text:tab/></text:span><text:span text:style-name="T4">}</text:span></text:p>
            <text:p><text:span text:style-name="T4"><text:tab/></text:span><text:span text:style-name="T4">aux→nextchar = nodo_nuevo;</text:span></text:p>
            <text:p><text:span text:style-name="T4"><text:tab/></text:span><text:span text:style-name="T4">sb→last = nodo_nuevo;</text:span></text:p>
          </draw:text-box>
        </draw:frame>
        <draw:frame draw:style-name="gr25" draw:text-style-name="P2" draw:layer="layout" svg:width="18cm" svg:height="3.095cm" svg:x="1.5cm" svg:y="18.75cm">
          <draw:text-box>
            <text:p>Otro camino posible para hacer que la operación sea de orden constante es asignarle el nuevo nodo a sb→last→nextchar con cuestión de usar la utilidad de un stringbuffer con punteros al primero y último elemento.</text:p>
          </draw:text-box>
        </draw:frame>
        <draw:line draw:style-name="gr1" draw:text-style-name="P1" draw:layer="layout" svg:x1="1cm" svg:y1="22.25cm" svg:x2="20cm" svg:y2="22.25cm">
          <text:p/>
        </draw:line>
        <draw:frame draw:style-name="gr26" draw:text-style-name="P2" draw:layer="layout" svg:width="19cm" svg:height="2cm" svg:x="1cm" svg:y="22.75cm">
          <draw:text-box>
            <text:p>Para desarrollar la función <text:span text:style-name="T1">“stringbuffer_remove()” </text:span><text:span text:style-name="T2">se debe remover el n-ésimo elemento del sb de esta forma:</text:span></text:p>
          </draw:text-box>
        </draw:frame>
        <draw:path draw:style-name="gr1" draw:text-style-name="P1" draw:layer="layout" svg:width="1.263cm" svg:height="1.24cm" draw:transform="rotate (2.6778586713349) translate (1.83027797969358cm 27.2807222656796cm)" svg:viewBox="0 0 1264 1241" svg:d="M657 1234c254 50 845-177 504-483-213-191-517 128-772 206-694 211-299-596-41-700l288-144 226-113 62 21">
          <text:p/>
        </draw:path>
        <draw:path draw:style-name="gr1" draw:text-style-name="P1" draw:layer="layout" svg:width="0.632cm" svg:height="1.175cm" svg:x="2.324cm" svg:y="25.814cm" svg:viewBox="0 0 633 1176" svg:d="M0 0c82 379-63 819 138 1150 105 173-223-577 230-575 469 2 222 511-23 529l-276 23">
          <text:p/>
        </draw:path>
        <draw:line draw:style-name="gr27" draw:text-style-name="P1" draw:layer="layout" svg:x1="3.25cm" svg:y1="26.5cm" svg:x2="4.5cm" svg:y2="26.5cm">
          <text:p/>
        </draw:line>
        <draw:frame draw:style-name="gr14" draw:text-style-name="P2" draw:layer="layout" svg:width="1.75cm" svg:height="1.673cm" svg:x="4.5cm" svg:y="26cm">
          <draw:text-box>
            <text:p>First</text:p>
          </draw:text-box>
        </draw:frame>
        <draw:line draw:style-name="gr28" draw:text-style-name="P1" draw:layer="layout" svg:x1="6.25cm" svg:y1="26.5cm" svg:x2="7.5cm" svg:y2="26.5cm">
          <text:p/>
        </draw:line>
        <draw:custom-shape draw:style-name="gr29" draw:text-style-name="P3" draw:layer="layout" svg:width="1.25cm" svg:height="1cm" svg:x="7.75cm" svg:y="26cm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9.25cm" svg:y1="26.5cm" svg:x2="10.5cm" svg:y2="26.5cm">
          <text:p/>
        </draw:line>
        <draw:custom-shape draw:style-name="gr11" draw:text-style-name="P3" draw:layer="layout" svg:width="1.5cm" svg:height="1cm" svg:x="10.75cm" svg:y="26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2.5cm" svg:y1="26.5cm" svg:x2="13.75cm" svg:y2="26.5cm">
          <text:p/>
        </draw:line>
        <draw:custom-shape draw:style-name="gr29" draw:text-style-name="P3" draw:layer="layout" svg:width="1.25cm" svg:height="1cm" svg:x="13.75cm" svg:y="26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6.75cm" svg:y1="26.25cm" svg:x2="15.25cm" svg:y2="26.25cm">
          <text:p/>
        </draw:line>
        <draw:frame draw:style-name="gr3" draw:text-style-name="P2" draw:layer="layout" svg:width="1.75cm" svg:height="1cm" svg:x="17cm" svg:y="26cm">
          <draw:text-box>
            <text:p>Last</text:p>
          </draw:text-box>
        </draw:frame>
        <draw:frame draw:style-name="gr3" draw:text-style-name="P2" draw:layer="layout" svg:width="18.25cm" svg:height="1cm" svg:x="1.25cm" svg:y="27.5cm">
          <draw:text-box>
            <text:p>Sigo en otra hoja...</text:p>
          </draw:text-box>
        </draw:frame>
      </draw:page>
      <draw:page draw:name="page3" draw:style-name="dp1" draw:master-page-name="Predeterminado">
        <draw:path draw:style-name="gr1" draw:text-style-name="P1" draw:layer="layout" svg:width="0.632cm" svg:height="1.175cm" svg:x="2cm" svg:y="1.391cm" svg:viewBox="0 0 633 1176" svg:d="M0 0c82 379-63 819 138 1150 105 173-223-577 230-575 469 2 222 511-23 529l-276 23">
          <text:p/>
        </draw:path>
        <draw:line draw:style-name="gr27" draw:text-style-name="P1" draw:layer="layout" svg:x1="2.926cm" svg:y1="2.077cm" svg:x2="4.176cm" svg:y2="2.077cm">
          <text:p/>
        </draw:line>
        <draw:line draw:style-name="gr28" draw:text-style-name="P1" draw:layer="layout" svg:x1="5.926cm" svg:y1="2.077cm" svg:x2="7.176cm" svg:y2="2.077cm">
          <text:p/>
        </draw:line>
        <draw:custom-shape draw:style-name="gr29" draw:text-style-name="P3" draw:layer="layout" svg:width="1.25cm" svg:height="1cm" svg:x="7.426cm" svg:y="1.577cm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8.926cm" svg:y1="2.077cm" svg:x2="10.176cm" svg:y2="2.077cm">
          <text:p/>
        </draw:line>
        <draw:custom-shape draw:style-name="gr11" draw:text-style-name="P3" draw:layer="layout" svg:width="1.5cm" svg:height="1cm" svg:x="10.426cm" svg:y="1.577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2.176cm" svg:y1="2.077cm" svg:x2="13.426cm" svg:y2="2.077cm">
          <text:p/>
        </draw:line>
        <draw:custom-shape draw:style-name="gr29" draw:text-style-name="P3" draw:layer="layout" svg:width="1.25cm" svg:height="1cm" svg:x="13.426cm" svg:y="1.577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6.426cm" svg:y1="1.827cm" svg:x2="14.926cm" svg:y2="1.827cm">
          <text:p/>
        </draw:line>
        <draw:frame draw:style-name="gr3" draw:text-style-name="P2" draw:layer="layout" svg:width="1.75cm" svg:height="1cm" svg:x="16.676cm" svg:y="1.577cm">
          <draw:text-box>
            <text:p>Last</text:p>
          </draw:text-box>
        </draw:frame>
        <draw:frame draw:style-name="gr14" draw:text-style-name="P2" draw:layer="layout" svg:width="2cm" svg:height="1.673cm" svg:x="4.25cm" svg:y="1.577cm">
          <draw:text-box>
            <text:p>First</text:p>
          </draw:text-box>
        </draw:frame>
        <draw:frame draw:style-name="gr33" draw:text-style-name="P2" draw:layer="layout" svg:width="18.25cm" svg:height="2.5cm" svg:x="1.25cm" svg:y="3.5cm">
          <draw:text-box>
            <text:p>Si n&gt;=sb_length(b) no modificamos el sb. Ahora si n &lt; sb_length(b), entonces deberemos observar lo siguiente:</text:p>
            <text:p><text:tab/><text:tab/>*Si n=1:</text:p>
          </draw:text-box>
        </draw:frame>
        <draw:path draw:style-name="gr1" draw:text-style-name="P1" draw:layer="layout" svg:width="0.632cm" svg:height="1.175cm" svg:x="1.75cm" svg:y="6.25cm" svg:viewBox="0 0 633 1176" svg:d="M0 0c82 379-63 819 138 1150 105 173-223-577 230-575 469 2 222 511-23 529l-276 23">
          <text:p/>
        </draw:path>
        <draw:line draw:style-name="gr27" draw:text-style-name="P1" draw:layer="layout" svg:x1="2.676cm" svg:y1="6.936cm" svg:x2="3.926cm" svg:y2="6.936cm">
          <text:p/>
        </draw:line>
        <draw:line draw:style-name="gr28" draw:text-style-name="P1" draw:layer="layout" svg:x1="5.676cm" svg:y1="6.936cm" svg:x2="6.926cm" svg:y2="6.936cm">
          <text:p/>
        </draw:line>
        <draw:custom-shape draw:style-name="gr29" draw:text-style-name="P3" draw:layer="layout" svg:width="1.25cm" svg:height="1cm" svg:x="7.176cm" svg:y="6.436cm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8.676cm" svg:y1="6.936cm" svg:x2="9.926cm" svg:y2="6.936cm">
          <text:p/>
        </draw:line>
        <draw:custom-shape draw:style-name="gr11" draw:text-style-name="P3" draw:layer="layout" svg:width="1.5cm" svg:height="1cm" svg:x="10.176cm" svg:y="6.436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1.926cm" svg:y1="6.936cm" svg:x2="13.176cm" svg:y2="6.936cm">
          <text:p/>
        </draw:line>
        <draw:custom-shape draw:style-name="gr29" draw:text-style-name="P3" draw:layer="layout" svg:width="1.25cm" svg:height="1cm" svg:x="13.176cm" svg:y="6.436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6.176cm" svg:y1="6.686cm" svg:x2="14.676cm" svg:y2="6.686cm">
          <text:p/>
        </draw:line>
        <draw:frame draw:style-name="gr3" draw:text-style-name="P2" draw:layer="layout" svg:width="1.75cm" svg:height="1cm" svg:x="16.426cm" svg:y="6.436cm">
          <draw:text-box>
            <text:p>Last</text:p>
          </draw:text-box>
        </draw:frame>
        <draw:frame draw:style-name="gr3" draw:text-style-name="P2" draw:layer="layout" svg:width="1.75cm" svg:height="1cm" svg:x="4cm" svg:y="6.5cm">
          <draw:text-box>
            <text:p>First</text:p>
          </draw:text-box>
        </draw:frame>
        <draw:path draw:style-name="gr34" draw:text-style-name="P1" draw:layer="layout" svg:width="5.281cm" svg:height="1.045cm" svg:x="5.108cm" svg:y="5.603cm" svg:viewBox="0 0 5282 1046" svg:d="M0 1046c232-204 518-329 782-483 301-174 609-345 943-437 561-154 1157-154 1726-69 407 62 883-199 1219 184 108 124 724 955 0 368-168-136 728 465 599-230-120-645-3 240-115 253l-69 92">
          <text:p/>
        </draw:path>
        <draw:path draw:style-name="gr34" draw:text-style-name="P1" draw:layer="layout" svg:width="2.827cm" svg:height="1.824cm" draw:transform="rotate (2.6778586713349) translate (8.81933585828622cm 8.56384982958785cm)" svg:viewBox="0 0 2828 1825" svg:d="M1655 1802c388 63 758-108 1039-340 313-257-8-578-92-854-124-408-587-590-947-606-340-16-680 73-1018 123-230 34-937 408-494 710 303 206 457 536 720 771 218 196 570 300 844 144h51z">
          <text:p/>
        </draw:path>
        <draw:path draw:style-name="gr34" draw:text-style-name="P1" draw:layer="layout" svg:width="2.397cm" svg:height="1.911cm" draw:transform="rotate (-1.40568817955623) translate (8.89092854394347cm 5.63025112777053cm)" svg:viewBox="0 0 2398 1912" svg:d="M137 1735c-838-309 2481 681 1362-193-2198-1716 32 81 873-204 393-133-3892-2193-1104-930 113 51 1783 828 560 0-120-81 1075 532 257-4l208-129">
          <text:p/>
        </draw:path>
        <draw:frame draw:style-name="gr26" draw:text-style-name="P2" draw:layer="layout" svg:width="18.25cm" svg:height="2cm" svg:x="1.5cm" svg:y="8.25cm">
          <draw:text-box>
            <text:p><text:tab/><text:tab/>*Si n=2:</text:p>
          </draw:text-box>
        </draw:frame>
        <draw:path draw:style-name="gr1" draw:text-style-name="P1" draw:layer="layout" svg:width="0.632cm" svg:height="1.175cm" svg:x="1.824cm" svg:y="9.5cm" svg:viewBox="0 0 633 1176" svg:d="M0 0c82 379-63 819 138 1150 105 173-223-577 230-575 469 2 222 511-23 529l-276 23">
          <text:p/>
        </draw:path>
        <draw:line draw:style-name="gr27" draw:text-style-name="P1" draw:layer="layout" svg:x1="2.75cm" svg:y1="10.186cm" svg:x2="4cm" svg:y2="10.186cm">
          <text:p/>
        </draw:line>
        <draw:line draw:style-name="gr28" draw:text-style-name="P1" draw:layer="layout" svg:x1="5.75cm" svg:y1="10.186cm" svg:x2="7cm" svg:y2="10.186cm">
          <text:p/>
        </draw:line>
        <draw:custom-shape draw:style-name="gr29" draw:text-style-name="P3" draw:layer="layout" svg:width="1.25cm" svg:height="1cm" svg:x="7.25cm" svg:y="9.686cm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8.75cm" svg:y1="10.186cm" svg:x2="10cm" svg:y2="10.186cm">
          <text:p/>
        </draw:line>
        <draw:custom-shape draw:style-name="gr11" draw:text-style-name="P3" draw:layer="layout" svg:width="1.5cm" svg:height="1cm" svg:x="10.25cm" svg:y="9.686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2cm" svg:y1="10.186cm" svg:x2="13.25cm" svg:y2="10.186cm">
          <text:p/>
        </draw:line>
        <draw:custom-shape draw:style-name="gr29" draw:text-style-name="P3" draw:layer="layout" svg:width="1.25cm" svg:height="1cm" svg:x="13.25cm" svg:y="9.686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6.25cm" svg:y1="9.936cm" svg:x2="14.75cm" svg:y2="9.936cm">
          <text:p/>
        </draw:line>
        <draw:frame draw:style-name="gr3" draw:text-style-name="P2" draw:layer="layout" svg:width="1.75cm" svg:height="1cm" svg:x="16.5cm" svg:y="9.686cm">
          <draw:text-box>
            <text:p>Last</text:p>
          </draw:text-box>
        </draw:frame>
        <draw:frame draw:style-name="gr6" draw:text-style-name="P2" draw:layer="layout" svg:width="1.75cm" svg:height="0.962cm" svg:x="4cm" svg:y="9.75cm">
          <draw:text-box>
            <text:p>First</text:p>
          </draw:text-box>
        </draw:frame>
        <draw:path draw:style-name="gr34" draw:text-style-name="P1" draw:layer="layout" svg:width="1.415cm" svg:height="2.26cm" draw:transform="rotate (1.16587994033221) translate (5.246cm 9.801cm)" svg:viewBox="0 0 1416 2261" svg:d="M0 0c422 22 513 428 701 701 199 290 229 678 438 964 50 69 517 1061 115 326-397-726 132 84 6 248l-224-230-15-93">
          <text:p/>
        </draw:path>
        <draw:path draw:style-name="gr34" draw:text-style-name="P1" draw:layer="layout" svg:width="5.82cm" svg:height="0.779cm" svg:x="8.141cm" svg:y="8.763cm" svg:viewBox="0 0 5821 780" svg:d="M4 762c-58-431 461-663 828-667 359-3 718-102 1081-92 329 9 659 0 990 0 314 0 629-7 943 0 353 9 692 126 1035 230 344 104 630 283 852 529 67 75-924-121-299 0 336 65 431-279 368-483v-46">
          <text:p/>
        </draw:path>
        <draw:path draw:style-name="gr34" draw:text-style-name="P1" draw:layer="layout" svg:width="2.388cm" svg:height="2.11cm" draw:transform="rotate (-3.14159265358979) translate (12.1828669696314cm 11.2385463747045cm)" svg:viewBox="0 0 2389 2111" svg:d="M1576 2013c357 92 757-145 806-552 48-402-142-788-461-1035-436-338-1012-325-1518-414-802-141-163 1054-138 1173 79 372 394 683 736 828 250 106 534 107 805 92h300">
          <text:p/>
        </draw:path>
        <draw:path draw:style-name="gr34" draw:text-style-name="P1" draw:layer="layout" svg:width="2.583cm" svg:height="2.327cm" svg:x="9.518cm" svg:y="9.226cm" svg:viewBox="0 0 2584 2328" svg:d="M1043 0c-61 424-1494 1272-898 1058 4323-1551-238 1056 1358 0 1857-1228 6-58 184 621 122 466 306-2006 460 46 89 1194-571 280 253 92l161-322 23-23">
          <text:p/>
        </draw:path>
        <draw:frame draw:style-name="gr24" draw:text-style-name="P2" draw:layer="layout" svg:width="18.5cm" svg:height="5.228cm" svg:x="1.25cm" svg:y="11.5cm">
          <draw:text-box>
            <text:p>Es claro que necesitamos un ciclo tal que deberemos componer los casos en tres:</text:p>
            <text:p><text:tab/><text:tab/>*Si se quiere eliminar el primer nodo, solo pasamos el </text:p>
            <text:p><text:tab/><text:tab/>puntero de first al próximo.</text:p>
            <text:p><text:tab/><text:tab/>*Si se tratase de un nodo en el medio, necesitaremos <text:tab/><text:tab/>un ciclo que vaya hasta el nodo para luego pasar al <text:tab/><text:tab/><text:tab/>sig. para el eliminar el nodo. <text:s/></text:p>
          </draw:text-box>
        </draw:frame>
        <draw:line draw:style-name="gr34" draw:text-style-name="P1" draw:layer="layout" svg:x1="1cm" svg:y1="18.75cm" svg:x2="20cm" svg:y2="18.75cm">
          <text:p/>
        </draw:line>
        <draw:frame draw:style-name="gr35" draw:text-style-name="P2" draw:layer="layout" svg:width="18cm" svg:height="1.75cm" svg:x="1.27cm" svg:y="19.413cm">
          <draw:text-box>
            <text:p>Para el desarrollo de <text:span text:style-name="T1">“stringbuffer_replace()” </text:span><text:span text:style-name="T2">debemos ver lo siguiente:</text:span></text:p>
          </draw:text-box>
        </draw:frame>
        <draw:path draw:style-name="gr34" draw:text-style-name="P1" draw:layer="layout" svg:width="1.251cm" svg:height="1.399cm" draw:transform="rotate (2.35619449019235) translate (1.56412633776305cm 23.6281263377631cm)" svg:viewBox="0 0 1252 1400" svg:d="M813 1367c481 191 574-500 244-667-486-245-371 595-896 211-334-246-77-601 131-748l162-163">
          <text:p/>
        </draw:path>
        <draw:path draw:style-name="gr34" draw:text-style-name="P1" draw:layer="layout" svg:width="0.779cm" svg:height="1.318cm" svg:x="2.419cm" svg:y="21.903cm" svg:viewBox="0 0 780 1319" svg:d="M66 0c1066 2419-683 805 184 622 320-67 540 222 529 483l-230 69-253 69-69 46">
          <text:p/>
        </draw:path>
        <draw:line draw:style-name="gr36" draw:text-style-name="P1" draw:layer="layout" svg:x1="3.25cm" svg:y1="22.75cm" svg:x2="5.25cm" svg:y2="22.75cm">
          <text:p/>
        </draw:line>
        <draw:frame draw:style-name="gr9" draw:text-style-name="P2" draw:layer="layout" svg:width="2.5cm" svg:height="1.25cm" svg:x="5.25cm" svg:y="22.25cm">
          <draw:text-box>
            <text:p>First</text:p>
          </draw:text-box>
        </draw:frame>
        <draw:line draw:style-name="gr37" draw:text-style-name="P1" draw:layer="layout" svg:x1="6.75cm" svg:y1="22.75cm" svg:x2="8.25cm" svg:y2="22.75cm">
          <text:p/>
        </draw:line>
        <draw:custom-shape draw:style-name="gr38" draw:text-style-name="P3" draw:layer="layout" svg:width="1.75cm" svg:height="1cm" svg:x="8.5cm" svg:y="22.25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0.5cm" svg:y1="22.75cm" svg:x2="12cm" svg:y2="22.75cm">
          <text:p/>
        </draw:line>
        <draw:custom-shape draw:style-name="gr38" draw:text-style-name="P3" draw:layer="layout" svg:width="1.75cm" svg:height="1cm" svg:x="12.25cm" svg:y="22.25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5.75cm" svg:y1="22.75cm" svg:x2="14.25cm" svg:y2="22.75cm">
          <text:p/>
        </draw:line>
        <draw:frame draw:style-name="gr3" draw:text-style-name="P2" draw:layer="layout" svg:width="2cm" svg:height="1cm" svg:x="15.75cm" svg:y="22.25cm">
          <draw:text-box>
            <text:p>Last</text:p>
          </draw:text-box>
        </draw:frame>
        <draw:frame draw:style-name="gr41" draw:text-style-name="P2" draw:layer="layout" svg:width="1.25cm" svg:height="1.212cm" svg:x="9cm" svg:y="22.25cm">
          <draw:text-box>
            <text:p>c</text:p>
          </draw:text-box>
        </draw:frame>
        <draw:frame draw:style-name="gr3" draw:text-style-name="P2" draw:layer="layout" svg:width="1.75cm" svg:height="1cm" svg:x="12.25cm" svg:y="22.25cm">
          <draw:text-box>
            <text:p><text:s text:c="3"/>d</text:p>
          </draw:text-box>
        </draw:frame>
        <draw:frame draw:style-name="gr42" draw:text-style-name="P2" draw:layer="layout" svg:width="18cm" svg:height="3.806cm" svg:x="1.5cm" svg:y="24cm">
          <draw:text-box>
            <text:p>Si se busca reemplazar solo la letra c, únicamente accedo al nodo de sb→first→ c := c.</text:p>
            <text:p>Si se busca reemplazar la letra d cuyo indice es el 1 solo debo mover el puntero hasta ese indice con un ciclo para luego asignarle la nueva letra de la siguiente manera:</text:p>
          </draw:text-box>
        </draw:frame>
      </draw:page>
      <draw:page draw:name="page4" draw:style-name="dp1" draw:master-page-name="Predeterminado">
        <draw:path draw:style-name="gr34" draw:text-style-name="P1" draw:layer="layout" svg:width="1.251cm" svg:height="1.399cm" draw:transform="rotate (2.35619449019235) translate (2.06412633776305cm 3.50312633776306cm)" svg:viewBox="0 0 1252 1400" svg:d="M813 1367c481 191 574-500 244-667-486-245-371 595-896 211-334-246-77-601 131-748l162-163">
          <text:p/>
        </draw:path>
        <draw:path draw:style-name="gr34" draw:text-style-name="P1" draw:layer="layout" svg:width="0.779cm" svg:height="1.318cm" svg:x="2.919cm" svg:y="1.903cm" svg:viewBox="0 0 780 1319" svg:d="M66 0c1066 2419-683 805 184 622 320-67 540 222 529 483l-230 69-253 69-69 46">
          <text:p/>
        </draw:path>
        <draw:line draw:style-name="gr36" draw:text-style-name="P1" draw:layer="layout" svg:x1="3.75cm" svg:y1="2.75cm" svg:x2="5.75cm" svg:y2="2.75cm">
          <text:p/>
        </draw:line>
        <draw:frame draw:style-name="gr9" draw:text-style-name="P2" draw:layer="layout" svg:width="2.5cm" svg:height="1.25cm" svg:x="5.75cm" svg:y="2.125cm">
          <draw:text-box>
            <text:p>First</text:p>
          </draw:text-box>
        </draw:frame>
        <draw:line draw:style-name="gr37" draw:text-style-name="P1" draw:layer="layout" svg:x1="7.25cm" svg:y1="2.75cm" svg:x2="8.75cm" svg:y2="2.75cm">
          <text:p/>
        </draw:line>
        <draw:custom-shape draw:style-name="gr38" draw:text-style-name="P3" draw:layer="layout" svg:width="1.75cm" svg:height="1cm" svg:x="9cm" svg:y="2.25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1cm" svg:y1="2.75cm" svg:x2="12.5cm" svg:y2="2.75cm">
          <text:p/>
        </draw:line>
        <draw:custom-shape draw:style-name="gr38" draw:text-style-name="P3" draw:layer="layout" svg:width="1.75cm" svg:height="1cm" svg:x="12.75cm" svg:y="2.25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6.25cm" svg:y1="2.75cm" svg:x2="14.75cm" svg:y2="2.75cm">
          <text:p/>
        </draw:line>
        <draw:frame draw:style-name="gr3" draw:text-style-name="P2" draw:layer="layout" svg:width="2cm" svg:height="1cm" svg:x="16.25cm" svg:y="2.125cm">
          <draw:text-box>
            <text:p>Last</text:p>
          </draw:text-box>
        </draw:frame>
        <draw:frame draw:style-name="gr41" draw:text-style-name="P2" draw:layer="layout" svg:width="1.25cm" svg:height="1.212cm" svg:x="9.5cm" svg:y="2.125cm">
          <draw:text-box>
            <text:p>c</text:p>
          </draw:text-box>
        </draw:frame>
        <draw:frame draw:style-name="gr3" draw:text-style-name="P2" draw:layer="layout" svg:width="1.75cm" svg:height="1cm" svg:x="12.75cm" svg:y="2.25cm">
          <draw:text-box>
            <text:p><text:s text:c="3"/>d</text:p>
          </draw:text-box>
        </draw:frame>
        <draw:path draw:style-name="gr34" draw:text-style-name="P1" draw:layer="layout" svg:width="3.105cm" svg:height="0.717cm" svg:x="7.041cm" svg:y="1.547cm" svg:viewBox="0 0 3106 718" svg:d="M0 718c224-343 647-477 1035-552 337-65 681-80 1012-161 316-77 1163 761 391 483-185-66 670 447 598-115l70-184">
          <text:p/>
        </draw:path>
        <draw:path draw:style-name="gr34" draw:text-style-name="P1" draw:layer="layout" svg:width="2.315cm" svg:height="2.691cm" draw:transform="rotate (0.982794901798007) translate (10.3079971323198cm 2.1039980882181cm)" svg:viewBox="0 0 2316 2692" svg:d="M0 0c509-1 849 416 1135 791 272 356 487 748 779 1084 201 232 202 976 26 786-511-550 18 373 223-121l153-185">
          <text:p/>
        </draw:path>
        <draw:frame draw:style-name="gr25" draw:text-style-name="P2" draw:layer="layout" svg:width="2.25cm" svg:height="3.095cm" svg:x="12.5cm" svg:y="3.25cm">
          <draw:text-box>
            <text:p>Nodo actual</text:p>
          </draw:text-box>
        </draw:frame>
        <draw:path draw:style-name="gr34" draw:text-style-name="P1" draw:layer="layout" svg:width="1.251cm" svg:height="1.399cm" draw:transform="rotate (2.35619449019235) translate (2.06412633776305cm 7.37812633776306cm)" svg:viewBox="0 0 1252 1400" svg:d="M813 1367c481 191 574-500 244-667-486-245-371 595-896 211-334-246-77-601 131-748l162-163">
          <text:p/>
        </draw:path>
        <draw:path draw:style-name="gr34" draw:text-style-name="P1" draw:layer="layout" svg:width="0.779cm" svg:height="1.318cm" svg:x="2.919cm" svg:y="5.653cm" svg:viewBox="0 0 780 1319" svg:d="M66 0c1066 2419-683 805 184 622 320-67 540 222 529 483l-230 69-253 69-69 46">
          <text:p/>
        </draw:path>
        <draw:line draw:style-name="gr36" draw:text-style-name="P1" draw:layer="layout" svg:x1="3.75cm" svg:y1="6.5cm" svg:x2="5.75cm" svg:y2="6.5cm">
          <text:p/>
        </draw:line>
        <draw:frame draw:style-name="gr9" draw:text-style-name="P2" draw:layer="layout" svg:width="2.5cm" svg:height="1.25cm" svg:x="5.75cm" svg:y="6cm">
          <draw:text-box>
            <text:p>First</text:p>
          </draw:text-box>
        </draw:frame>
        <draw:line draw:style-name="gr37" draw:text-style-name="P1" draw:layer="layout" svg:x1="7.25cm" svg:y1="6.5cm" svg:x2="8.75cm" svg:y2="6.5cm">
          <text:p/>
        </draw:line>
        <draw:custom-shape draw:style-name="gr38" draw:text-style-name="P3" draw:layer="layout" svg:width="1.75cm" svg:height="1cm" svg:x="9cm" svg:y="6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1cm" svg:y1="6.5cm" svg:x2="12.5cm" svg:y2="6.5cm">
          <text:p/>
        </draw:line>
        <draw:custom-shape draw:style-name="gr38" draw:text-style-name="P3" draw:layer="layout" svg:width="1.75cm" svg:height="1cm" svg:x="12.75cm" svg:y="6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6.25cm" svg:y1="6.5cm" svg:x2="14.75cm" svg:y2="6.5cm">
          <text:p/>
        </draw:line>
        <draw:frame draw:style-name="gr41" draw:text-style-name="P2" draw:layer="layout" svg:width="1.25cm" svg:height="1.212cm" svg:x="9.5cm" svg:y="6cm">
          <draw:text-box>
            <text:p>c</text:p>
          </draw:text-box>
        </draw:frame>
        <draw:frame draw:style-name="gr3" draw:text-style-name="P2" draw:layer="layout" svg:width="1.75cm" svg:height="1cm" svg:x="12.75cm" svg:y="6cm">
          <draw:text-box>
            <text:p><text:s text:c="3"/><text:span text:style-name="T6">Ω</text:span></text:p>
          </draw:text-box>
        </draw:frame>
        <draw:path draw:style-name="gr34" draw:text-style-name="P1" draw:layer="layout" svg:width="3.105cm" svg:height="0.717cm" svg:x="7.041cm" svg:y="5.297cm" svg:viewBox="0 0 3106 718" svg:d="M0 718c224-343 647-477 1035-552 337-65 681-80 1012-161 316-77 1163 761 391 483-185-66 670 447 598-115l70-184">
          <text:p/>
        </draw:path>
        <draw:path draw:style-name="gr34" draw:text-style-name="P1" draw:layer="layout" svg:width="2.315cm" svg:height="2.691cm" draw:transform="rotate (0.982794901798007) translate (10.3079971323198cm 5.8539980882181cm)" svg:viewBox="0 0 2316 2692" svg:d="M0 0c509-1 849 416 1135 791 272 356 487 748 779 1084 201 232 202 976 26 786-511-550 18 373 223-121l153-185">
          <text:p/>
        </draw:path>
        <draw:frame draw:style-name="gr9" draw:text-style-name="P2" draw:layer="layout" svg:width="2cm" svg:height="1.25cm" svg:x="16.25cm" svg:y="6cm">
          <draw:text-box>
            <text:p>Last</text:p>
          </draw:text-box>
        </draw:frame>
        <draw:frame draw:style-name="gr42" draw:text-style-name="P2" draw:layer="layout" svg:width="18cm" svg:height="3.806cm" svg:x="1.25cm" svg:y="7.75cm">
          <draw:text-box>
            <text:p>Como se ve solo hará falta el siguiente código:</text:p>
            <text:p><text:tab/><text:span text:style-name="T5">for</text:span><text:span text:style-name="T4">(unsigned int i=0; i &lt; index; i++){</text:span></text:p>
            <text:p><text:span text:style-name="T4"><text:tab/></text:span><text:span text:style-name="T4"><text:tab/></text:span><text:span text:style-name="T4">aux = aux-&gt;nextchar;</text:span></text:p>
            <text:p><text:span text:style-name="T4"><text:tab/></text:span><text:span text:style-name="T4">}</text:span></text:p>
            <text:p><text:span text:style-name="T4"><text:tab/></text:span><text:span text:style-name="T4">aux→c = </text:span><text:span text:style-name="T7">Ω</text:span><text:span text:style-name="T8">;</text:span></text:p>
          </draw:text-box>
        </draw:frame>
        <draw:line draw:style-name="gr34" draw:text-style-name="P1" draw:layer="layout" svg:x1="1cm" svg:y1="11.75cm" svg:x2="20cm" svg:y2="11.75cm">
          <text:p/>
        </draw:line>
        <draw:frame draw:style-name="gr7" draw:text-style-name="P2" draw:layer="layout" svg:width="18.5cm" svg:height="3.095cm" svg:x="1.25cm" svg:y="12.25cm">
          <draw:text-box>
            <text:p>Para desarrollar <text:span text:style-name="T1">“stringbuffer_destroy()” </text:span><text:span text:style-name="T2">es necesario ver que debemos destruir nodo a nodo siempre y cuando el siguiente de sb→first no sea nulo ni estemos en el caso de sb→first == sb→last, de la siguiente manera:</text:span></text:p>
          </draw:text-box>
        </draw:frame>
        <draw:path draw:style-name="gr1" draw:text-style-name="P1" draw:layer="layout" svg:width="0.632cm" svg:height="1.175cm" svg:x="2.074cm" svg:y="15.75cm" svg:viewBox="0 0 633 1176" svg:d="M0 0c82 379-63 819 138 1150 105 173-223-577 230-575 469 2 222 511-23 529l-276 23">
          <text:p/>
        </draw:path>
        <draw:line draw:style-name="gr27" draw:text-style-name="P1" draw:layer="layout" svg:x1="3cm" svg:y1="16.436cm" svg:x2="4.25cm" svg:y2="16.436cm">
          <text:p/>
        </draw:line>
        <draw:line draw:style-name="gr28" draw:text-style-name="P1" draw:layer="layout" svg:x1="6cm" svg:y1="16.436cm" svg:x2="7.25cm" svg:y2="16.436cm">
          <text:p/>
        </draw:line>
        <draw:custom-shape draw:style-name="gr29" draw:text-style-name="P3" draw:layer="layout" svg:width="1.25cm" svg:height="1cm" svg:x="7.5cm" svg:y="16cm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9cm" svg:y1="16.436cm" svg:x2="10.25cm" svg:y2="16.436cm">
          <text:p/>
        </draw:line>
        <draw:custom-shape draw:style-name="gr11" draw:text-style-name="P3" draw:layer="layout" svg:width="1.5cm" svg:height="1cm" svg:x="10.5cm" svg:y="15.936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2.25cm" svg:y1="16.436cm" svg:x2="13.5cm" svg:y2="16.436cm">
          <text:p/>
        </draw:line>
        <draw:custom-shape draw:style-name="gr29" draw:text-style-name="P3" draw:layer="layout" svg:width="1.25cm" svg:height="1cm" svg:x="13.5cm" svg:y="15.936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6.5cm" svg:y1="16.186cm" svg:x2="15cm" svg:y2="16.186cm">
          <text:p/>
        </draw:line>
        <draw:frame draw:style-name="gr3" draw:text-style-name="P2" draw:layer="layout" svg:width="1.75cm" svg:height="1cm" svg:x="16.75cm" svg:y="15.936cm">
          <draw:text-box>
            <text:p>Last</text:p>
          </draw:text-box>
        </draw:frame>
        <draw:frame draw:style-name="gr14" draw:text-style-name="P2" draw:layer="layout" svg:width="2cm" svg:height="1.673cm" svg:x="4.324cm" svg:y="15.936cm">
          <draw:text-box>
            <text:p>First</text:p>
          </draw:text-box>
        </draw:frame>
        <draw:path draw:style-name="gr1" draw:text-style-name="P1" draw:layer="layout" svg:width="3.227cm" svg:height="0.687cm" svg:x="4.842cm" svg:y="15.187cm" svg:viewBox="0 0 3228 688" svg:d="M0 688c277-402 773-412 1191-503 532-115 1091 23 1614 186 1221 380-1074 157 317 132l106-318-106-185">
          <text:p/>
        </draw:path>
        <draw:path draw:style-name="gr1" draw:text-style-name="P1" draw:layer="layout" svg:width="0.632cm" svg:height="1.175cm" svg:x="2cm" svg:y="18.391cm" svg:viewBox="0 0 633 1176" svg:d="M0 0c82 379-63 819 138 1150 105 173-223-577 230-575 469 2 222 511-23 529l-276 23">
          <text:p/>
        </draw:path>
        <draw:line draw:style-name="gr27" draw:text-style-name="P1" draw:layer="layout" svg:x1="2.926cm" svg:y1="19.077cm" svg:x2="4.176cm" svg:y2="19.077cm">
          <text:p/>
        </draw:line>
        <draw:line draw:style-name="gr28" draw:text-style-name="P1" draw:layer="layout" svg:x1="5.926cm" svg:y1="19.077cm" svg:x2="7.176cm" svg:y2="19.077cm">
          <text:p/>
        </draw:line>
        <draw:custom-shape draw:style-name="gr29" draw:text-style-name="P3" draw:layer="layout" svg:width="1.25cm" svg:height="1cm" svg:x="7.426cm" svg:y="18.577cm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8.926cm" svg:y1="19.077cm" svg:x2="10.176cm" svg:y2="19.077cm">
          <text:p/>
        </draw:line>
        <draw:custom-shape draw:style-name="gr11" draw:text-style-name="P3" draw:layer="layout" svg:width="1.5cm" svg:height="1cm" svg:x="10.426cm" svg:y="18.577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2.176cm" svg:y1="19.077cm" svg:x2="13.426cm" svg:y2="19.077cm">
          <text:p/>
        </draw:line>
        <draw:custom-shape draw:style-name="gr29" draw:text-style-name="P3" draw:layer="layout" svg:width="1.25cm" svg:height="1cm" svg:x="13.426cm" svg:y="18.577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6.426cm" svg:y1="18.827cm" svg:x2="14.926cm" svg:y2="18.827cm">
          <text:p/>
        </draw:line>
        <draw:frame draw:style-name="gr3" draw:text-style-name="P2" draw:layer="layout" svg:width="1.75cm" svg:height="1cm" svg:x="16.676cm" svg:y="18.577cm">
          <draw:text-box>
            <text:p>Last</text:p>
          </draw:text-box>
        </draw:frame>
        <draw:frame draw:style-name="gr14" draw:text-style-name="P2" draw:layer="layout" svg:width="2cm" svg:height="1.673cm" svg:x="4.25cm" svg:y="18.577cm">
          <draw:text-box>
            <text:p>First</text:p>
          </draw:text-box>
        </draw:frame>
        <draw:path draw:style-name="gr1" draw:text-style-name="P1" draw:layer="layout" svg:width="6.005cm" svg:height="0.819cm" svg:x="5.239cm" svg:y="17.753cm" svg:viewBox="0 0 6006 820" svg:d="M0 820c150-306 372-675 741-714 935-99 1890-130 2831 26 531 88 1076 18 1614 27 155 2 1281 324 423 344l318-27 79-317v-159">
          <text:p/>
        </draw:path>
        <draw:custom-shape draw:style-name="gr43" draw:text-style-name="P3" draw:layer="layout" svg:width="2.25cm" svg:height="1.5cm" svg:x="7cm" svg:y="1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0.632cm" svg:height="1.175cm" svg:x="2cm" svg:y="20.891cm" svg:viewBox="0 0 633 1176" svg:d="M0 0c82 379-63 819 138 1150 105 173-223-577 230-575 469 2 222 511-23 529l-276 23">
          <text:p/>
        </draw:path>
        <draw:line draw:style-name="gr27" draw:text-style-name="P1" draw:layer="layout" svg:x1="2.926cm" svg:y1="21.577cm" svg:x2="4.176cm" svg:y2="21.577cm">
          <text:p/>
        </draw:line>
        <draw:line draw:style-name="gr28" draw:text-style-name="P1" draw:layer="layout" svg:x1="5.926cm" svg:y1="21.577cm" svg:x2="7.176cm" svg:y2="21.577cm">
          <text:p/>
        </draw:line>
        <draw:custom-shape draw:style-name="gr29" draw:text-style-name="P3" draw:layer="layout" svg:width="1.25cm" svg:height="1cm" svg:x="7.426cm" svg:y="21.077cm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8.926cm" svg:y1="21.577cm" svg:x2="10.176cm" svg:y2="21.577cm">
          <text:p/>
        </draw:line>
        <draw:custom-shape draw:style-name="gr11" draw:text-style-name="P3" draw:layer="layout" svg:width="1.5cm" svg:height="1cm" svg:x="10.426cm" svg:y="21.077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2.176cm" svg:y1="21.577cm" svg:x2="13.426cm" svg:y2="21.577cm">
          <text:p/>
        </draw:line>
        <draw:custom-shape draw:style-name="gr29" draw:text-style-name="P3" draw:layer="layout" svg:width="1.25cm" svg:height="1cm" svg:x="13.426cm" svg:y="21.077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6.426cm" svg:y1="21.327cm" svg:x2="14.926cm" svg:y2="21.327cm">
          <text:p/>
        </draw:line>
        <draw:frame draw:style-name="gr3" draw:text-style-name="P2" draw:layer="layout" svg:width="1.75cm" svg:height="1cm" svg:x="16.676cm" svg:y="21.077cm">
          <draw:text-box>
            <text:p>Last</text:p>
          </draw:text-box>
        </draw:frame>
        <draw:frame draw:style-name="gr14" draw:text-style-name="P2" draw:layer="layout" svg:width="2cm" svg:height="1.673cm" svg:x="4.25cm" svg:y="21.077cm">
          <draw:text-box>
            <text:p>First</text:p>
          </draw:text-box>
        </draw:frame>
        <draw:path draw:style-name="gr1" draw:text-style-name="P1" draw:layer="layout" svg:width="8.625cm" svg:height="0.919cm" svg:x="5.265cm" svg:y="20.371cm" svg:viewBox="0 0 8626 920" svg:d="M0 611c540-390 1207-499 1852-503 448-2 900-10 1350 0 477 10 950-1 1429-26 726-38 1443-62 2169-80 414-10 818 15 1244 80 326 50 608 1587 53 370-280-614 611 970 502-185l27-106">
          <text:p/>
        </draw:path>
        <draw:custom-shape draw:style-name="gr44" draw:text-style-name="P3" draw:layer="layout" svg:width="1.75cm" svg:height="1.75cm" svg:x="7.25cm" svg:y="2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2cm" svg:height="1.75cm" svg:x="10.25cm" svg:y="2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" draw:layer="layout" svg:width="18cm" svg:height="3.095cm" svg:x="1.5cm" svg:y="23cm">
          <draw:text-box>
            <text:p>Ya para el último notemos que se ha llegado al caso donde sb→first y sb→last apuntan al mismo elemento por lo que deberemos hacer un free(sb→first) fuera del ciclo para luego liberar el resto de la memoria.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8:50:33.610071407</meta:creation-date>
    <dc:date>2024-06-23T17:16:10.888779560</dc:date>
    <meta:editing-duration>PT23M9S</meta:editing-duration>
    <meta:editing-cycles>3</meta:editing-cycles>
    <meta:generator>LibreOffice/24.2.3.2$Linux_X86_64 LibreOffice_project/420$Build-2</meta:generator>
    <meta:document-statistic meta:object-count="283"/>
  </office:meta>
</office:document-meta>
</file>